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AA</text:span></text:p>
      <text:p text:style-name="P2">Company Registration No. BBB</text:p>
      <text:p text:style-name="P2"><text:s/>(Incorporated in the Republic of Singapore)</text:p>
      <text:p text:style-name="P1"></text:p>
      <text:p text:style-name="P1"></text:p>
      <text:p text:style-name="P1"></text:p>
      <text:p text:style-name="P1"><text:span text:style-name="T3">ATTENDANCE LIST FOR THE FIRST ANNUAL GENERAL MEETING</text:span> of the member of the Company held at:</text:p>
      <text:p text:style-name="P1"></text:p>
      <text:p text:style-name="P1"></text:p>
      <text:p text:style-name="P1">Date and Time<text:tab/> <text:s text:c="3"/>:<text:tab/> <text:s text:c="49"/>at 3.00 pm</text:p>
      <text:p text:style-name="P1"></text:p>
      <text:p text:style-name="P1">Venue<text:tab/><text:tab/> <text:s text:c="3"/>: <text:s/></text:p>
      <text:p text:style-name="P1"></text:p>
      <text:p text:style-name="P4"></text:p>
      <text:p text:style-name="P1"></text:p>
      <text:p text:style-name="P1"></text:p>
      <text:p text:style-name="P3">M E M B E R 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CCC<text:tab/><text:tab/><text:tab/><text:tab/><text:tab/><text:tab/>_________________________________________________</text:p>
      <text:p text:style-name="P1"></text:p>
      <text:p text:style-name="P1"></text:p>
      <text:p text:style-name="P1"></text:p>
      <text:p text:style-name="P1"></text:p>
      <text:p text:style-name="P1"></text:p>
      <text:p text:style-name="P1">KHOR SIEW ENG (SECRETARY)<text:tab/><text:tab/><text:tab/>_________________________________________________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37:10</meta:creation-date>
    <dc:date>2015-10-31T22:40:19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31" meta:word-count="49" meta:character-count="437" meta:non-whitespace-character-count="296"/>
    <meta:generator>LibreOffice/3.5$Linux_X86_64 LibreOffice_project/350m1$Build-2</meta:generator>
  </office:meta>
</office:document-meta>
</file>